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60000001B07DEC0BE1497E72F.png" manifest:media-type="image/png"/>
  <manifest:file-entry manifest:full-path="Pictures/1000383E00000ADD000002E9B288764F41D4550F.svg" manifest:media-type="image/svg+xml"/>
  <manifest:file-entry manifest:full-path="Pictures/10000001000000690000001C9D42ABDB251099A0.png" manifest:media-type="image/png"/>
  <manifest:file-entry manifest:full-path="Pictures/100017EB000002E2000001271DFE1CBCBF487A8B.svg" manifest:media-type="image/svg+xml"/>
  <manifest:file-entry manifest:full-path="Pictures/100000010000001C0000000B843F1ACB326150AC.png" manifest:media-type="image/png"/>
  <manifest:file-entry manifest:full-path="Pictures/10001B8900000442000001271D1F7909D8F3922F.svg" manifest:media-type="image/svg+xml"/>
  <manifest:file-entry manifest:full-path="Pictures/10004A40000011BC0000013CB952EF8A01EFA73C.svg" manifest:media-type="image/svg+xml"/>
  <manifest:file-entry manifest:full-path="Pictures/100018C40000041900000127B23B053BFC075900.svg" manifest:media-type="image/svg+xml"/>
  <manifest:file-entry manifest:full-path="Pictures/10000001000000290000000B4AEB132425FBD163.png" manifest:media-type="image/png"/>
  <manifest:file-entry manifest:full-path="Pictures/10003C9500000CD70000012766664879ECABFA4B.svg" manifest:media-type="image/svg+xml"/>
  <manifest:file-entry manifest:full-path="Pictures/10000001000000AC0000000CBFD00D882BE3BF64.png" manifest:media-type="image/png"/>
  <manifest:file-entry manifest:full-path="Pictures/10000001000000280000000BF5EC33A15EAD62AA.png" manifest:media-type="image/png"/>
  <manifest:file-entry manifest:full-path="Pictures/100000010000007C0000000B07682D525D895A2E.png" manifest:media-type="image/png"/>
  <manifest:file-entry manifest:full-path="Pictures/1000357C00000C25000002CFB47853647D2BF60A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2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cm" fo:margin-bottom="0.499cm" style:contextual-spacing="false" fo:background-color="#f8f8f8"/>
    </style:style>
    <style:style style:name="P3" style:family="paragraph" style:parent-style-name="Preformatted_20_Text">
      <loext:graphic-properties draw:fill="solid" draw:fill-color="#f8f8f8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font-size="6pt" fo:language="zxx" fo:country="none" fo:font-style="normal" style:text-underline-style="none" fo:font-weight="normal" fo:background-color="transparent" style:font-size-asian="6pt" style:font-size-complex="6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f8b89"/>
    </style:style>
    <style:style style:name="P6" style:family="paragraph" style:parent-style-name="Text_20_body" style:list-style-name="L1">
      <style:text-properties officeooo:paragraph-rsid="001fc0dd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cm" fo:margin-bottom="0cm" style:contextual-spacing="false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Text_20_body">
      <style:text-properties officeooo:paragraph-rsid="002363a4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zxx" fo:country="none"/>
    </style:style>
    <style:style style:name="T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3" style:family="text">
      <style:text-properties fo:color="#008000" loext:opacity="100%" fo:language="zxx" fo:country="none" fo:font-style="normal" style:text-underline-style="none" fo:font-weight="normal" fo:background-color="#f8f8f8" loext:char-shading-value="0"/>
    </style:style>
    <style:style style:name="T4" style:family="text">
      <style:text-properties fo:color="#008000" loext:opacity="100%" fo:language="zxx" fo:country="none" fo:font-style="normal" style:text-underline-style="none" fo:font-weight="normal" fo:background-color="#f8f8f8" loext:char-shading-value="0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5" style:family="text">
      <style:text-properties fo:color="#008000" loext:opacity="100%" fo:font-size="8pt" fo:language="zxx" fo:country="none" fo:font-style="normal" style:text-underline-style="none" fo:font-weight="normal" fo:background-color="#f8f8f8" loext:char-shading-value="0" style:font-size-asian="8pt" style:font-size-complex="8pt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" style:family="text">
      <style:text-properties fo:color="#008000" loext:opacity="100%" fo:font-size="6pt" fo:language="zxx" fo:country="none" fo:font-style="normal" style:text-underline-style="none" fo:font-weight="bold" fo:background-color="transparent" loext:char-shading-value="0" style:font-size-asian="6pt" style:font-size-complex="6pt"/>
    </style:style>
    <style:style style:name="T7" style:family="text">
      <style:text-properties fo:color="#008000" loext:opacity="100%" fo:font-size="6pt" fo:language="zxx" fo:country="none" fo:font-style="normal" style:text-underline-style="none" fo:font-weight="normal" fo:background-color="transparent" loext:char-shading-value="0" style:font-size-asian="6pt" style:font-size-complex="6pt"/>
    </style:style>
    <style:style style:name="T8" style:family="text">
      <style:text-properties fo:color="#000000" loext:opacity="100%" fo:language="zxx" fo:country="none" fo:font-style="normal" style:text-underline-style="none" fo:font-weight="normal" fo:background-color="#f8f8f8" loext:char-shading-value="0"/>
    </style:style>
    <style:style style:name="T9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0" style:family="text">
      <style:text-properties fo:color="#000000" loext:opacity="100%" fo:font-size="8pt" fo:language="zxx" fo:country="none" fo:font-style="normal" style:text-underline-style="none" fo:font-weight="normal" fo:background-color="#f8f8f8" loext:char-shading-value="0" style:font-size-asian="8pt" style:font-size-complex="8pt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1" style:family="text">
      <style:text-properties fo:color="#000000" loext:opacity="100%" fo:font-size="6pt" fo:language="zxx" fo:country="none" fo:font-style="normal" style:text-underline-style="none" fo:font-weight="normal" fo:background-color="transparent" loext:char-shading-value="0" style:font-size-asian="6pt" style:font-size-complex="6pt"/>
    </style:style>
    <style:style style:name="T12" style:family="text">
      <style:text-properties fo:color="#0000ff" loext:opacity="100%" fo:font-size="6pt" fo:language="zxx" fo:country="none" fo:font-style="normal" style:text-underline-style="none" fo:font-weight="normal" fo:background-color="transparent" loext:char-shading-value="0" style:font-size-asian="6pt" style:font-size-complex="6pt"/>
    </style:style>
    <style:style style:name="T13" style:family="text">
      <style:text-properties fo:color="#bbbbbb" loext:opacity="100%" fo:font-style="normal" style:text-underline-style="none" fo:font-weight="normal"/>
    </style:style>
    <style:style style:name="T14" style:family="text">
      <style:text-properties fo:color="#666666" loext:opacity="100%" fo:language="zxx" fo:country="none" fo:font-style="normal" style:text-underline-style="none" fo:font-weight="normal" fo:background-color="#f8f8f8" loext:char-shading-value="0"/>
    </style:style>
    <style:style style:name="T15" style:family="text">
      <style:text-properties fo:color="#666666" loext:opacity="100%" fo:language="zxx" fo:country="none" fo:font-style="normal" style:text-underline-style="none" fo:font-weight="normal" fo:background-color="#f8f8f8" loext:char-shading-value="0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" style:family="text">
      <style:text-properties fo:color="#666666" loext:opacity="100%" fo:font-size="8pt" fo:language="zxx" fo:country="none" fo:font-style="normal" style:text-underline-style="none" fo:font-weight="normal" fo:background-color="#f8f8f8" loext:char-shading-value="0" style:font-size-asian="8pt" style:font-size-complex="8pt"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7" style:family="text">
      <style:text-properties fo:color="#666666" loext:opacity="100%" fo:font-size="6pt" fo:language="zxx" fo:country="none" fo:font-style="normal" style:text-underline-style="none" fo:font-weight="normal" fo:background-color="transparent" loext:char-shading-value="0" style:font-size-asian="6pt" style:font-size-complex="6pt"/>
    </style:style>
    <style:style style:name="T18" style:family="text">
      <style:text-properties fo:color="#ba2121" loext:opacity="100%" fo:font-size="6pt" fo:language="zxx" fo:country="none" fo:font-style="normal" style:text-underline-style="none" fo:font-weight="normal" fo:background-color="transparent" loext:char-shading-value="0" style:font-size-asian="6pt" style:font-size-complex="6pt"/>
    </style:style>
    <style:style style:name="T19" style:family="text">
      <style:text-properties fo:color="#3d7b7b" loext:opacity="100%" fo:font-size="6pt" fo:language="zxx" fo:country="none" fo:font-style="italic" style:text-underline-style="none" fo:font-weight="normal" fo:background-color="transparent" loext:char-shading-value="0" style:font-size-asian="6pt" style:font-size-complex="6pt"/>
    </style:style>
    <style:style style:name="T20" style:family="text">
      <style:text-properties fo:color="#aa22ff" loext:opacity="100%" fo:font-size="6pt" fo:language="zxx" fo:country="none" fo:font-style="normal" style:text-underline-style="none" fo:font-weight="bold" fo:background-color="transparent" loext:char-shading-value="0" style:font-size-asian="6pt" style:font-size-complex="6pt"/>
    </style:style>
    <style:style style:name="T21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You can modify your reward function to incorporate two additional considerations:</text:p>
      <text:list xml:id="list1948375991" text:style-name="L1">
        <text:list-item>
          <text:p text:style-name="P4"><text:span text:style-name="Strong_20_Emphasis">Speed of Profit Realization:</text:span><text:line-break/>Encourage the agent to close profitable trades quickly. You can do this by scaling the profit by the inverse of the trade duration. For example, if a trade yields a profit P and lasts T time steps, a time‐adjusted profit term could be:</text:p>
          <text:p text:style-name="P5"><text:span text:style-name="T21"><draw:frame text:anchor-type="as-char" svg:y="-0.594cm" draw:z-index="0" draw:style-name="gr7" draw:text-style-name="P16" svg:width="3.336cm" svg:height="0.893cm"><draw:image xlink:href="Pictures/1000383E00000ADD000002E9B288764F41D4550F.svg" xlink:type="simple" xlink:show="embed" xlink:actuate="onLoad" draw:mime-type="image/svg+xml"><text:p/></draw:image><draw:image xlink:href="Pictures/10000001000000690000001C9D42ABDB251099A0.png" xlink:type="simple" xlink:show="embed" xlink:actuate="onLoad" draw:mime-type="image/png"/><svg:title>TexMaths</svg:title><svg:desc>12§display§\text{Speed Bonus} = \frac{P}{T} §svg§600§FALSE§</svg:desc></draw:frame></text:span></text:p>
          <text:p text:style-name="P4">This bonus rewards faster profit realization—a higher bonus if the same profit is achieved in fewer time steps.</text:p>
        </text:list-item>
        <text:list-item>
          <text:p text:style-name="P6"><text:span text:style-name="Strong_20_Emphasis">Minimizing Maximum Draw-down:</text:span><text:line-break/>While the trade is open, you can track the maximum draw-down experienced (i.e. the largest decline from a peak profit level) and subtract a penalty proportional to this value. For example, if during the trade the best realized profit was <text:span text:style-name="T21"><draw:frame text:anchor-type="as-char" svg:y="-0.289cm" draw:z-index="1" draw:style-name="gr6" draw:text-style-name="P16" svg:width="0.884cm" svg:height="0.355cm"><draw:image xlink:href="Pictures/100017EB000002E2000001271DFE1CBCBF487A8B.svg" xlink:type="simple" xlink:show="embed" xlink:actuate="onLoad" draw:mime-type="image/svg+xml"><text:p/></draw:image><draw:image xlink:href="Pictures/100000010000001C0000000B843F1ACB326150AC.png" xlink:type="simple" xlink:show="embed" xlink:actuate="onLoad" draw:mime-type="image/png"/><svg:title>TexMaths</svg:title><svg:desc>12§display§P_{\text{max}}§svg§600§FALSE§</svg:desc></draw:frame></text:span><text:s/>and the current unrealized profit is <text:span text:style-name="T21"><draw:frame text:anchor-type="as-char" svg:y="-0.289cm" draw:z-index="2" draw:style-name="gr5" draw:text-style-name="P16" svg:width="1.306cm" svg:height="0.355cm"><draw:image xlink:href="Pictures/10001B8900000442000001271D1F7909D8F3922F.svg" xlink:type="simple" xlink:show="embed" xlink:actuate="onLoad" draw:mime-type="image/svg+xml"><text:p/></draw:image><draw:image xlink:href="Pictures/10000001000000290000000B4AEB132425FBD163.png" xlink:type="simple" xlink:show="embed" xlink:actuate="onLoad" draw:mime-type="image/png"/><svg:title>TexMaths</svg:title><svg:desc>12§display§P_{\text{current}}§svg§600§FALSE§</svg:desc></draw:frame></text:span>, the draw-down is <text:span text:style-name="T21"><draw:frame text:anchor-type="as-char" svg:y="-0.289cm" draw:z-index="3" draw:style-name="gr4" draw:text-style-name="P16" svg:width="3.943cm" svg:height="0.355cm"><draw:image xlink:href="Pictures/10003C9500000CD70000012766664879ECABFA4B.svg" xlink:type="simple" xlink:show="embed" xlink:actuate="onLoad" draw:mime-type="image/svg+xml"><text:p/></draw:image><draw:image xlink:href="Pictures/100000010000007C0000000B07682D525D895A2E.png" xlink:type="simple" xlink:show="embed" xlink:actuate="onLoad" draw:mime-type="image/png"/><svg:title>TexMaths</svg:title><svg:desc>12§display§\text{DD} = P_{\text{max}} - P_{\text{current}}§svg§600§FALSE§</svg:desc></draw:frame></text:span>. A penalty term could be:</text:p>
          <text:p text:style-name="P13"><draw:frame text:anchor-type="as-char" svg:y="-0.296cm" draw:z-index="4" draw:style-name="gr3" draw:text-style-name="P16" svg:width="5.446cm" svg:height="0.38cm"><draw:image xlink:href="Pictures/10004A40000011BC0000013CB952EF8A01EFA73C.svg" xlink:type="simple" xlink:show="embed" xlink:actuate="onLoad" draw:mime-type="image/svg+xml"><text:p/></draw:image><draw:image xlink:href="Pictures/10000001000000AC0000000CBFD00D882BE3BF64.png" xlink:type="simple" xlink:show="embed" xlink:actuate="onLoad" draw:mime-type="image/png"/><svg:title>TexMaths</svg:title><svg:desc>12§display§\text{Drawdown Penalty} = \lambda \times \text{DD} §svg§600§FALSE§</svg:desc></draw:frame></text:p>
          <text:p text:style-name="P4">Here, λ is a hyperparameter that adjusts the penalty’s strength. The agent is thus incentivized to keep the draw-down low while the trade is open.</text:p>
        </text:list-item>
      </text:list>
      <text:h text:style-name="Heading_20_3" text:outline-level="3">Putting It All Together</text:h>
      <text:p text:style-name="P15">When a trade is closed, you can compute a final reward that combines these ideas. For instance, if a trade is closed after T steps with a net profit P and experienced a maximum draw-down of <text:span text:style-name="T21"><draw:frame text:anchor-type="as-char" svg:y="-0.289cm" draw:z-index="5" draw:style-name="gr2" draw:text-style-name="P16" svg:width="1.258cm" svg:height="0.355cm"><draw:image xlink:href="Pictures/100018C40000041900000127B23B053BFC075900.svg" xlink:type="simple" xlink:show="embed" xlink:actuate="onLoad" draw:mime-type="image/svg+xml"><text:p/></draw:image><draw:image xlink:href="Pictures/10000001000000280000000BF5EC33A15EAD62AA.png" xlink:type="simple" xlink:show="embed" xlink:actuate="onLoad" draw:mime-type="image/png"/><svg:title>TexMaths</svg:title><svg:desc>12§display§\text{DD}_{\text{max}}§svg§600§FALSE§</svg:desc></draw:frame></text:span>, the reward might be:</text:p>
      <text:p text:style-name="P14"><draw:frame text:anchor-type="as-char" svg:y="-0.573cm" draw:z-index="6" draw:style-name="gr1" draw:text-style-name="P16" svg:width="3.731cm" svg:height="0.863cm"><draw:image xlink:href="Pictures/1000357C00000C25000002CFB47853647D2BF60A.svg" xlink:type="simple" xlink:show="embed" xlink:actuate="onLoad" draw:mime-type="image/svg+xml"><text:p/></draw:image><draw:image xlink:href="Pictures/10000001000000760000001B07DEC0BE1497E72F.png" xlink:type="simple" xlink:show="embed" xlink:actuate="onLoad" draw:mime-type="image/png"/><svg:title>TexMaths</svg:title><svg:desc>12§display§r = \frac{P}{T} - \lambda \times \text{DD}_{\text{max}} §svg§600§FALSE§</svg:desc></draw:frame></text:p>
      <text:p text:style-name="Text_20_body">This reward structure has two main effects:</text:p>
      <text:list xml:id="list636992626" text:style-name="L2">
        <text:list-item>
          <text:p text:style-name="P8">It gives a higher reward if the same profit is made in fewer time steps. </text:p>
        </text:list-item>
        <text:list-item>
          <text:p text:style-name="P7">It subtracts a penalty if the trade had a large draw-down, encouraging smoother and more risk-averse behavior. </text:p>
        </text:list-item>
      </text:list>
      <text:h text:style-name="Heading_20_3" text:outline-level="3">Implementation Considerations</text:h>
      <text:list xml:id="list409030419" text:style-name="L3">
        <text:list-item>
          <text:p text:style-name="P9"><text:span text:style-name="Strong_20_Emphasis">Per-Step vs. Terminal Rewards:</text:span><text:line-break/>You can either provide this adjusted reward only when a trade is closed or design a dense per-step reward. In a dense approach, each time step while the trade is open could yield an incremental reward based on the change in unrealized profit, adjusted by the current draw-down.</text:p>
        </text:list-item>
        <text:list-item>
          <text:p text:style-name="P9"><text:span text:style-name="Strong_20_Emphasis">Tracking Metrics:</text:span><text:line-break/>To implement this, you need to track:</text:p>
          <text:list>
            <text:list-item>
              <text:p text:style-name="P10">The entry price. </text:p>
            </text:list-item>
            <text:list-item>
              <text:p text:style-name="P10">The cumulative time steps since the trade was opened. </text:p>
            </text:list-item>
            <text:list-item>
              <text:p text:style-name="P10">The maximum profit reached during the trade (to compute drawdown). </text:p>
            </text:list-item>
          </text:list>
        </text:list-item>
        <text:list-item>
          <text:p text:style-name="P9"><text:soft-page-break/><text:span text:style-name="Strong_20_Emphasis">Hyperparameter Tuning:</text:span><text:line-break/>The constant λ will need tuning to balance the trade-off between speed and risk. You might experiment with different values to see what leads to the best overall performance.</text:p>
        </text:list-item>
      </text:list>
      <text:h text:style-name="Heading_20_3" text:outline-level="3">Pseudocode Example</text:h>
      <text:p text:style-name="Text_20_body">Below is a conceptual sketch for how you might modify your environment’s <text:span text:style-name="Source_20_Text">step()</text:span> method when a trade is closed:</text:p>
      <text:p text:style-name="P1"><text:span text:style-name="Source_20_Text"><text:span text:style-name="T6">def</text:span></text:span><text:span text:style-name="Source_20_Text"><text:span text:style-name="T11"> </text:span></text:span><text:span text:style-name="Source_20_Text"><text:span text:style-name="T12">step</text:span></text:span><text:span text:style-name="Source_20_Text"><text:span text:style-name="T11">(</text:span></text:span><text:span text:style-name="Source_20_Text"><text:span text:style-name="T7">self</text:span></text:span><text:span text:style-name="Source_20_Text"><text:span text:style-name="T11">, action):</text:span></text:span></text:p>
      <text:p text:style-name="P1"><text:span text:style-name="Source_20_Text"><text:span text:style-name="T11"><text:s text:c="4"/>reward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7">0.0</text:span></text:span></text:p>
      <text:p text:style-name="P1"><text:span text:style-name="Source_20_Text"><text:span text:style-name="T11"><text:s text:c="4"/>done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6">False</text:span></text:span></text:p>
      <text:p text:style-name="P1"><text:span text:style-name="Source_20_Text"><text:span text:style-name="T11"><text:s text:c="4"/>current_price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data</text:span></text:span><text:span text:style-name="Source_20_Text"><text:span text:style-name="T17">.</text:span></text:span><text:span text:style-name="Source_20_Text"><text:span text:style-name="T11">iloc[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current_step][</text:span></text:span><text:span text:style-name="Source_20_Text"><text:span text:style-name="T18">'price'</text:span></text:span><text:span text:style-name="Source_20_Text"><text:span text:style-name="T11">]</text:span></text:span></text:p>
      <text:p text:style-name="P3"/>
      <text:p text:style-name="P1"><text:span text:style-name="Source_20_Text"><text:span text:style-name="T11"><text:s text:c="4"/></text:span></text:span><text:span text:style-name="Source_20_Text"><text:span text:style-name="T6">if</text:span></text:span><text:span text:style-name="Source_20_Text"><text:span text:style-name="T11"> action </text:span></text:span><text:span text:style-name="Source_20_Text"><text:span text:style-name="T17">==</text:span></text:span><text:span text:style-name="Source_20_Text"><text:span text:style-name="T11"> </text:span></text:span><text:span text:style-name="Source_20_Text"><text:span text:style-name="T17">1</text:span></text:span><text:span text:style-name="Source_20_Text"><text:span text:style-name="T11">: <text:s/></text:span></text:span><text:span text:style-name="Source_20_Text"><text:span text:style-name="T19"># Open trade</text:span></text:span></text:p>
      <text:p text:style-name="P1"><text:span text:style-name="Source_20_Text"><text:span text:style-name="T11"><text:s text:c="8"/></text:span></text:span><text:span text:style-name="Source_20_Text"><text:span text:style-name="T6">if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position </text:span></text:span><text:span text:style-name="Source_20_Text"><text:span text:style-name="T17">==</text:span></text:span><text:span text:style-name="Source_20_Text"><text:span text:style-name="T11"> </text:span></text:span><text:span text:style-name="Source_20_Text"><text:span text:style-name="T17">0</text:span></text:span><text:span text:style-name="Source_20_Text"><text:span text:style-name="T11">:</text:span></text:span></text:p>
      <text:p text:style-name="P1"><text:span text:style-name="Source_20_Text"><text:span text:style-name="T11"><text:s text:c="12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position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7">1</text:span></text:span></text:p>
      <text:p text:style-name="P1"><text:span text:style-name="Source_20_Text"><text:span text:style-name="T11"><text:s text:c="12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entry_price </text:span></text:span><text:span text:style-name="Source_20_Text"><text:span text:style-name="T17">=</text:span></text:span><text:span text:style-name="Source_20_Text"><text:span text:style-name="T11"> current_price</text:span></text:span></text:p>
      <text:p text:style-name="P1"><text:span text:style-name="Source_20_Text"><text:span text:style-name="T11"><text:s text:c="12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trade_start_step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current_step</text:span></text:span></text:p>
      <text:p text:style-name="P1"><text:span text:style-name="Source_20_Text"><text:span text:style-name="T11"><text:s text:c="12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max_profit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7">0.0</text:span></text:span><text:span text:style-name="Source_20_Text"><text:span text:style-name="T11"> <text:s/></text:span></text:span><text:span text:style-name="Source_20_Text"><text:span text:style-name="T19"># track maximum unrealized profit</text:span></text:span></text:p>
      <text:p text:style-name="P1"><text:span text:style-name="Source_20_Text"><text:span text:style-name="T11"><text:s text:c="4"/></text:span></text:span><text:span text:style-name="Source_20_Text"><text:span text:style-name="T6">elif</text:span></text:span><text:span text:style-name="Source_20_Text"><text:span text:style-name="T11"> action </text:span></text:span><text:span text:style-name="Source_20_Text"><text:span text:style-name="T17">==</text:span></text:span><text:span text:style-name="Source_20_Text"><text:span text:style-name="T11"> </text:span></text:span><text:span text:style-name="Source_20_Text"><text:span text:style-name="T17">2</text:span></text:span><text:span text:style-name="Source_20_Text"><text:span text:style-name="T11">: <text:s/></text:span></text:span><text:span text:style-name="Source_20_Text"><text:span text:style-name="T19"># Close trade</text:span></text:span></text:p>
      <text:p text:style-name="P1"><text:span text:style-name="Source_20_Text"><text:span text:style-name="T11"><text:s text:c="8"/></text:span></text:span><text:span text:style-name="Source_20_Text"><text:span text:style-name="T6">if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position </text:span></text:span><text:span text:style-name="Source_20_Text"><text:span text:style-name="T17">==</text:span></text:span><text:span text:style-name="Source_20_Text"><text:span text:style-name="T11"> </text:span></text:span><text:span text:style-name="Source_20_Text"><text:span text:style-name="T17">1</text:span></text:span><text:span text:style-name="Source_20_Text"><text:span text:style-name="T11">:</text:span></text:span></text:p>
      <text:p text:style-name="P1"><text:span text:style-name="Source_20_Text"><text:span text:style-name="T11"><text:s text:c="12"/>trade_duration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current_step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trade_start_step </text:span></text:span><text:span text:style-name="Source_20_Text"><text:span text:style-name="T17">+</text:span></text:span><text:span text:style-name="Source_20_Text"><text:span text:style-name="T11"> </text:span></text:span><text:span text:style-name="Source_20_Text"><text:span text:style-name="T17">1</text:span></text:span></text:p>
      <text:p text:style-name="P1"><text:span text:style-name="Source_20_Text"><text:span text:style-name="T11"><text:s text:c="12"/>profit </text:span></text:span><text:span text:style-name="Source_20_Text"><text:span text:style-name="T17">=</text:span></text:span><text:span text:style-name="Source_20_Text"><text:span text:style-name="T11"> current_price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entry_price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trading_cost</text:span></text:span></text:p>
      <text:p text:style-name="P1"><text:span text:style-name="Source_20_Text"><text:span text:style-name="T11"><text:s text:c="12"/></text:span></text:span><text:span text:style-name="Source_20_Text"><text:span text:style-name="T19"># Final drawdown penalty based on maximum drawdown experienced:</text:span></text:span></text:p>
      <text:p text:style-name="P1"><text:span text:style-name="Source_20_Text"><text:span text:style-name="T11"><text:s text:c="12"/>drawdown_penalty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lambda_drawdown </text:span></text:span><text:span text:style-name="Source_20_Text"><text:span text:style-name="T17">*</text:span></text:span><text:span text:style-name="Source_20_Text"><text:span text:style-name="T11"> (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max_profit </text:span></text:span><text:span text:style-name="Source_20_Text"><text:span text:style-name="T17">-</text:span></text:span><text:span text:style-name="Source_20_Text"><text:span text:style-name="T11"> (current_price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entry_price))</text:span></text:span></text:p>
      <text:p text:style-name="P1"><text:span text:style-name="Source_20_Text"><text:span text:style-name="T11"><text:s text:c="12"/></text:span></text:span><text:span text:style-name="Source_20_Text"><text:span text:style-name="T19"># Calculate reward: time-adjusted profit minus penalty for drawdown</text:span></text:span></text:p>
      <text:p text:style-name="P1"><text:span text:style-name="Source_20_Text"><text:span text:style-name="T11"><text:s text:c="12"/>reward </text:span></text:span><text:span text:style-name="Source_20_Text"><text:span text:style-name="T17">=</text:span></text:span><text:span text:style-name="Source_20_Text"><text:span text:style-name="T11"> (profit </text:span></text:span><text:span text:style-name="Source_20_Text"><text:span text:style-name="T17">/</text:span></text:span><text:span text:style-name="Source_20_Text"><text:span text:style-name="T11"> trade_duration) </text:span></text:span><text:span text:style-name="Source_20_Text"><text:span text:style-name="T17">-</text:span></text:span><text:span text:style-name="Source_20_Text"><text:span text:style-name="T11"> drawdown_penalty</text:span></text:span></text:p>
      <text:p text:style-name="P1"><text:span text:style-name="Source_20_Text"><text:span text:style-name="T11"><text:s text:c="12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position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17">0</text:span></text:span></text:p>
      <text:p text:style-name="P1"><text:span text:style-name="Source_20_Text"><text:span text:style-name="T11"><text:s text:c="4"/></text:span></text:span><text:span text:style-name="Source_20_Text"><text:span text:style-name="T6">elif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position </text:span></text:span><text:span text:style-name="Source_20_Text"><text:span text:style-name="T17">==</text:span></text:span><text:span text:style-name="Source_20_Text"><text:span text:style-name="T11"> </text:span></text:span><text:span text:style-name="Source_20_Text"><text:span text:style-name="T17">1</text:span></text:span><text:span text:style-name="Source_20_Text"><text:span text:style-name="T11">:</text:span></text:span></text:p>
      <text:p text:style-name="P1"><text:span text:style-name="Source_20_Text"><text:span text:style-name="T11"><text:s text:c="8"/></text:span></text:span><text:span text:style-name="Source_20_Text"><text:span text:style-name="T19"># If trade is still open, update max_profit based on unrealized profit</text:span></text:span></text:p>
      <text:p text:style-name="P1"><text:span text:style-name="Source_20_Text"><text:span text:style-name="T11"><text:s text:c="8"/>unrealized_profit </text:span></text:span><text:span text:style-name="Source_20_Text"><text:span text:style-name="T17">=</text:span></text:span><text:span text:style-name="Source_20_Text"><text:span text:style-name="T11"> current_price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entry_price</text:span></text:span></text:p>
      <text:p text:style-name="P1"><text:span text:style-name="Source_20_Text"><text:span text:style-name="T11"><text:s text:c="8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max_profit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max</text:span></text:span><text:span text:style-name="Source_20_Text"><text:span text:style-name="T11">(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max_profit, unrealized_profit)</text:span></text:span></text:p>
      <text:p text:style-name="P1"><text:span text:style-name="Source_20_Text"><text:span text:style-name="T11"><text:s text:c="8"/></text:span></text:span><text:span text:style-name="Source_20_Text"><text:span text:style-name="T19"># Optionally, you could also give a per-step reward while the trade is open</text:span></text:span></text:p>
      <text:p text:style-name="P3"/>
      <text:p text:style-name="P1"><text:span text:style-name="Source_20_Text"><text:span text:style-name="T11"><text:s text:c="4"/>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current_step </text:span></text:span><text:span text:style-name="Source_20_Text"><text:span text:style-name="T17">+=</text:span></text:span><text:span text:style-name="Source_20_Text"><text:span text:style-name="T11"> </text:span></text:span><text:span text:style-name="Source_20_Text"><text:span text:style-name="T17">1</text:span></text:span></text:p>
      <text:p text:style-name="P1"><text:span text:style-name="Source_20_Text"><text:span text:style-name="T11"><text:s text:c="4"/></text:span></text:span><text:span text:style-name="Source_20_Text"><text:span text:style-name="T6">if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current_step </text:span></text:span><text:span text:style-name="Source_20_Text"><text:span text:style-name="T17">&gt;=</text:span></text:span><text:span text:style-name="Source_20_Text"><text:span text:style-name="T11"> </text:span></text:span><text:span text:style-name="Source_20_Text"><text:span text:style-name="T7">len</text:span></text:span><text:span text:style-name="Source_20_Text"><text:span text:style-name="T11">(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data) </text:span></text:span><text:span text:style-name="Source_20_Text"><text:span text:style-name="T17">-</text:span></text:span><text:span text:style-name="Source_20_Text"><text:span text:style-name="T11"> </text:span></text:span><text:span text:style-name="Source_20_Text"><text:span text:style-name="T17">1</text:span></text:span><text:span text:style-name="Source_20_Text"><text:span text:style-name="T11">:</text:span></text:span></text:p>
      <text:p text:style-name="P1"><text:span text:style-name="Source_20_Text"><text:span text:style-name="T11"><text:s text:c="8"/>done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6">True</text:span></text:span></text:p>
      <text:p text:style-name="P3"/>
      <text:p text:style-name="P1"><text:span text:style-name="Source_20_Text"><text:span text:style-name="T11"><text:s text:c="4"/>next_state </text:span></text:span><text:span text:style-name="Source_20_Text"><text:span text:style-name="T17">=</text:span></text:span><text:span text:style-name="Source_20_Text"><text:span text:style-name="T11"> 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_get_observation() </text:span></text:span><text:span text:style-name="Source_20_Text"><text:span text:style-name="T6">if</text:span></text:span><text:span text:style-name="Source_20_Text"><text:span text:style-name="T11"> </text:span></text:span><text:span text:style-name="Source_20_Text"><text:span text:style-name="T20">not</text:span></text:span><text:span text:style-name="Source_20_Text"><text:span text:style-name="T11"> done </text:span></text:span><text:span text:style-name="Source_20_Text"><text:span text:style-name="T6">else</text:span></text:span><text:span text:style-name="Source_20_Text"><text:span text:style-name="T11"> np</text:span></text:span><text:span text:style-name="Source_20_Text"><text:span text:style-name="T17">.</text:span></text:span><text:span text:style-name="Source_20_Text"><text:span text:style-name="T11">zeros(</text:span></text:span><text:span text:style-name="Source_20_Text"><text:span text:style-name="T7">self</text:span></text:span><text:span text:style-name="Source_20_Text"><text:span text:style-name="T17">.</text:span></text:span><text:span text:style-name="Source_20_Text"><text:span text:style-name="T11">observation_space</text:span></text:span><text:span text:style-name="Source_20_Text"><text:span text:style-name="T17">.</text:span></text:span><text:span text:style-name="Source_20_Text"><text:span text:style-name="T11">shape)</text:span></text:span></text:p>
      <text:p text:style-name="P2"><text:span text:style-name="Source_20_Text"><text:span text:style-name="T11"><text:s text:c="4"/></text:span></text:span><text:span text:style-name="Source_20_Text"><text:span text:style-name="T6">return</text:span></text:span><text:span text:style-name="Source_20_Text"><text:span text:style-name="T11"> next_state, reward, done, {}</text:span></text:span></text:p>
      <text:p text:style-name="Text_20_body">In this example:</text:p>
      <text:list xml:id="list3197089427" text:style-name="L4">
        <text:list-item>
          <text:p text:style-name="P12">When a trade opens, you record the start step and initialize the maximum unrealized profit. </text:p>
        </text:list-item>
        <text:list-item>
          <text:p text:style-name="P12">On each step with an open trade, you update the maximum profit if the current profit is higher. </text:p>
        </text:list-item>
        <text:list-item>
          <text:p text:style-name="P12">When closing the trade, the reward is computed as the profit divided by the trade duration (speed bonus) minus a penalty proportional to the maximum draw-down experienced during the trade. </text:p>
        </text:list-item>
        <text:list-item>
          <text:p text:style-name="P11">The hyperparameter <text:span text:style-name="Source_20_Text"><text:span text:style-name="T5">self</text:span></text:span><text:span text:style-name="Source_20_Text"><text:span text:style-name="T16">.</text:span></text:span><text:span text:style-name="Source_20_Text"><text:span text:style-name="T10">lambda_drawdown</text:span></text:span> controls how strongly draw-down is penalized. </text:p>
        </text:list-item>
      </text:list>
      <text:p text:style-name="Text_20_body">This reward structure should incentivize your model not only to make profitable trades, but to do so quickly and with minimized draw-downs. Adjust and experiment with the exact formulation and scaling factors to best suit your trading strategy and risk management requirements.</text:p>
      <text:p text:style-name="Text_20_body">Would you like further details or help integrating this into your code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1:26:23.970988214</meta:creation-date>
    <dc:date>2025-03-10T17:44:59.640447956</dc:date>
    <meta:editing-duration>PT6H7M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704" meta:character-count="4705" meta:non-whitespace-character-count="3829"/>
  </office:meta>
</office:document-meta>
</file>